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T1" style:family="text">
      <style:text-properties fo:language="ru" fo:country="R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854cm" presentation:class="title" presentation:user-transformed="true">
          <draw:text-box>
            <text:p><text:span text:style-name="T1">Навигация в синтетических пространствах</text:span></text:p>
          </draw:text-box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Rutsky</meta:initial-creator>
    <meta:creation-date>2010-10-23T05:13:49</meta:creation-date>
    <meta:editing-duration>PT00H02M48S</meta:editing-duration>
    <meta:editing-cycles>2</meta:editing-cycles>
    <dc:date>2010-10-23T05:16:31</dc:date>
    <dc:creator>Vladimir Rutsky</dc:creator>
    <meta:document-statistic meta:object-count="25"/>
    <meta:generator>OpenOffice.org/3.2$Unix OpenOffice.org_project/320m12$Build-9483</meta:generator>
  </office:meta>
</office:document-meta>
</file>